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832" table:content-validation-name="val2" table:style-name="ce6">
            <text:p>10,832</text:p>
          </table:table-cell>
          <table:table-cell office:value-type="float" office:value="9926.6125773076892" table:content-validation-name="val1" table:style-name="ce7">
            <text:p>9,926.61</text:p>
          </table:table-cell>
          <table:table-cell office:value-type="float" office:value="22037" table:content-validation-name="val2" table:style-name="ce6">
            <text:p>22,037</text:p>
          </table:table-cell>
          <table:table-cell office:value-type="float" office:value="20738.180667122906" table:content-validation-name="val1" table:style-name="ce7">
            <text:p>20,738.18</text:p>
          </table:table-cell>
          <table:table-cell office:value-type="float" office:value="13630" table:content-validation-name="val2" table:style-name="ce6">
            <text:p>13,630</text:p>
          </table:table-cell>
          <table:table-cell office:value-type="float" office:value="13227.130399397487" table:content-validation-name="val1" table:style-name="ce7">
            <text:p>13,227.13</text:p>
          </table:table-cell>
          <table:table-cell office:value-type="float" office:value="4893" table:content-validation-name="val2" table:style-name="ce6">
            <text:p>4,893</text:p>
          </table:table-cell>
          <table:table-cell office:value-type="float" office:value="4790.6259459463008" table:content-validation-name="val1" table:style-name="ce7">
            <text:p>4,790.63</text:p>
          </table:table-cell>
          <table:table-cell office:value-type="float" office:value="355" table:content-validation-name="val2" table:style-name="ce6">
            <text:p>355</text:p>
          </table:table-cell>
          <table:table-cell office:value-type="float" office:value="350.85405405399996" table:content-validation-name="val1" table:style-name="ce7">
            <text:p>350.85</text:p>
          </table:table-cell>
          <table:table-cell office:value-type="float" office:value="151" table:content-validation-name="val2" table:style-name="ce6">
            <text:p>151</text:p>
          </table:table-cell>
          <table:table-cell office:value-type="float" office:value="149.88513513519999" table:content-validation-name="val1" table:style-name="ce7">
            <text:p>149.89</text:p>
          </table:table-cell>
          <table:table-cell office:value-type="float" office:value="51898" table:style-name="ce8">
            <text:p>51,898</text:p>
          </table:table-cell>
          <table:table-cell office:value-type="float" office:value="49183.288778963579" table:style-name="ce9">
            <text:p>49,183.29</text:p>
          </table:table-cell>
          <table:table-cell office:value-type="float" office:value="3438" table:content-validation-name="val4" table:style-name="ce6">
            <text:p>3,438</text:p>
          </table:table-cell>
          <table:table-cell office:value-type="float" office:value="3358.0139738071966" table:content-validation-name="val1" table:style-name="ce7">
            <text:p>3,358.01</text:p>
          </table:table-cell>
          <table:table-cell office:value-type="float" office:value="466" table:content-validation-name="val4" table:style-name="ce6">
            <text:p>466</text:p>
          </table:table-cell>
          <table:table-cell office:value-type="float" office:value="461.38918918910002" table:content-validation-name="val1" table:style-name="ce7">
            <text:p>461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904" table:style-name="ce8">
            <text:p>3,904</text:p>
          </table:table-cell>
          <table:table-cell office:value-type="float" office:value="3819.4031629962965" table:style-name="ce9">
            <text:p>3,819.40</text:p>
          </table:table-cell>
          <table:table-cell table:style-name="ce7"/>
          <table:table-cell office:value-type="float" office:value="55802" table:style-name="ce8">
            <text:p>55,802</text:p>
          </table:table-cell>
          <table:table-cell office:value-type="float" office:value="53002.691941959878" table:style-name="ce9">
            <text:p>53,002.69</text:p>
          </table:table-cell>
          <table:table-cell office:value-type="currency" office:value="136037625.58999997" table:content-validation-name="val5" table:style-name="ce10">
            <text:p>£136,037,625.59</text:p>
          </table:table-cell>
          <table:table-cell office:value-type="currency" office:value="23740359.790000007" table:content-validation-name="val5" table:style-name="ce10">
            <text:p>£23,740,359.79</text:p>
          </table:table-cell>
          <table:table-cell office:value-type="currency" office:value="2608733.0099999998" table:content-validation-name="val5" table:style-name="ce10">
            <text:p>£2,608,733.01</text:p>
          </table:table-cell>
          <table:table-cell office:value-type="currency" office:value="1600372.14" table:content-validation-name="val5" table:style-name="ce10">
            <text:p>£1,600,372.14</text:p>
          </table:table-cell>
          <table:table-cell office:value-type="currency" office:value="44597767.999999993" table:content-validation-name="val5" table:style-name="ce10">
            <text:p>£44,597,768.00</text:p>
          </table:table-cell>
          <table:table-cell office:value-type="currency" office:value="17402180.5" table:content-validation-name="val5" table:style-name="ce10">
            <text:p>£17,402,180.50</text:p>
          </table:table-cell>
          <table:table-cell office:value-type="currency" office:value="225987039.02999997" table:style-name="ce11">
            <text:p>£225,987,039.03</text:p>
          </table:table-cell>
          <table:table-cell office:value-type="currency" office:value="29922386.770000003" table:content-validation-name="val5" table:style-name="ce10">
            <text:p>£29,922,386.77</text:p>
          </table:table-cell>
          <table:table-cell office:value-type="currency" office:value="12852785.620000001" table:content-validation-name="val5" table:style-name="ce10">
            <text:p>£12,852,785.62</text:p>
          </table:table-cell>
          <table:table-cell office:value-type="currency" office:value="42775172.390000001" table:style-name="ce11">
            <text:p>£42,775,172.39</text:p>
          </table:table-cell>
          <table:table-cell office:value-type="currency" office:value="268762211.41999996" table:style-name="ce12">
            <text:p>£268,762,211.42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07" table:content-validation-name="val2" table:style-name="ce6">
            <text:p>407</text:p>
          </table:table-cell>
          <table:table-cell office:value-type="float" office:value="310.72000000000003" table:content-validation-name="val1" table:style-name="ce7">
            <text:p>310.72</text:p>
          </table:table-cell>
          <table:table-cell office:value-type="float" office:value="326" table:content-validation-name="val2" table:style-name="ce6">
            <text:p>326</text:p>
          </table:table-cell>
          <table:table-cell office:value-type="float" office:value="293.11" table:content-validation-name="val1" table:style-name="ce7">
            <text:p>293.11</text:p>
          </table:table-cell>
          <table:table-cell office:value-type="float" office:value="486" table:content-validation-name="val2" table:style-name="ce6">
            <text:p>486</text:p>
          </table:table-cell>
          <table:table-cell office:value-type="float" office:value="467.41" table:content-validation-name="val1" table:style-name="ce7">
            <text:p>467.41</text:p>
          </table:table-cell>
          <table:table-cell office:value-type="float" office:value="100" table:content-validation-name="val2" table:style-name="ce6">
            <text:p>100</text:p>
          </table:table-cell>
          <table:table-cell office:value-type="float" office:value="97.55" table:content-validation-name="val1" table:style-name="ce7">
            <text:p>97.5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29" table:style-name="ce8">
            <text:p>1,329</text:p>
          </table:table-cell>
          <table:table-cell office:value-type="float" office:value="1178.79" table:style-name="ce9">
            <text:p>1,178.7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4" table:content-validation-name="val1" table:style-name="ce6">
            <text:p>14</text:p>
          </table:table-cell>
          <table:table-cell office:value-type="float" office:value="14" table:content-validation-name="val3" table:style-name="ce7">
            <text:p>14.00</text:p>
          </table:table-cell>
          <table:table-cell office:value-type="float" office:value="14" table:style-name="ce8">
            <text:p>14</text:p>
          </table:table-cell>
          <table:table-cell office:value-type="float" office:value="14" table:style-name="ce9">
            <text:p>14.00</text:p>
          </table:table-cell>
          <table:table-cell table:style-name="ce7"/>
          <table:table-cell office:value-type="float" office:value="1343" table:style-name="ce8">
            <text:p>1,343</text:p>
          </table:table-cell>
          <table:table-cell office:value-type="float" office:value="1192.79" table:style-name="ce9">
            <text:p>1,192.79</text:p>
          </table:table-cell>
          <table:table-cell office:value-type="currency" office:value="3230777.73" table:content-validation-name="val5" table:style-name="ce10">
            <text:p>£3,230,777.73</text:p>
          </table:table-cell>
          <table:table-cell office:value-type="currency" office:value="21720.15" table:content-validation-name="val5" table:style-name="ce10">
            <text:p>£21,720.1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7176.4" table:content-validation-name="val5" table:style-name="ce10">
            <text:p>£87,176.40</text:p>
          </table:table-cell>
          <table:table-cell office:value-type="currency" office:value="926131.34" table:content-validation-name="val5" table:style-name="ce10">
            <text:p>£926,131.34</text:p>
          </table:table-cell>
          <table:table-cell office:value-type="currency" office:value="334241.84000000003" table:content-validation-name="val5" table:style-name="ce10">
            <text:p>£334,241.84</text:p>
          </table:table-cell>
          <table:table-cell office:value-type="currency" office:value="4600047.46" table:style-name="ce11">
            <text:p>£4,600,047.46</text:p>
          </table:table-cell>
          <table:table-cell office:value-type="currency" office:value="254540.02" table:content-validation-name="val5" table:style-name="ce10">
            <text:p>£254,540.0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54540.02" table:style-name="ce11">
            <text:p>£254,540.02</text:p>
          </table:table-cell>
          <table:table-cell office:value-type="currency" office:value="4854587.4799999995" table:style-name="ce12">
            <text:p>£4,854,587.4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6" table:content-validation-name="val2" table:style-name="ce6">
            <text:p>146</text:p>
          </table:table-cell>
          <table:table-cell office:value-type="float" office:value="140.57" table:content-validation-name="val1" table:style-name="ce7">
            <text:p>140.57</text:p>
          </table:table-cell>
          <table:table-cell office:value-type="float" office:value="365" table:content-validation-name="val2" table:style-name="ce6">
            <text:p>365</text:p>
          </table:table-cell>
          <table:table-cell office:value-type="float" office:value="343.93" table:content-validation-name="val1" table:style-name="ce7">
            <text:p>343.93</text:p>
          </table:table-cell>
          <table:table-cell office:value-type="float" office:value="385" table:content-validation-name="val2" table:style-name="ce6">
            <text:p>385</text:p>
          </table:table-cell>
          <table:table-cell office:value-type="float" office:value="376.68" table:content-validation-name="val1" table:style-name="ce7">
            <text:p>376.68</text:p>
          </table:table-cell>
          <table:table-cell office:value-type="float" office:value="49" table:content-validation-name="val2" table:style-name="ce6">
            <text:p>49</text:p>
          </table:table-cell>
          <table:table-cell office:value-type="float" office:value="47.96" table:content-validation-name="val1" table:style-name="ce7">
            <text:p>47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60" table:style-name="ce8">
            <text:p>960</text:p>
          </table:table-cell>
          <table:table-cell office:value-type="float" office:value="924.1400000000001" table:style-name="ce9">
            <text:p>924.1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61" table:style-name="ce8">
            <text:p>961</text:p>
          </table:table-cell>
          <table:table-cell office:value-type="float" office:value="925.1400000000001" table:style-name="ce9">
            <text:p>925.14</text:p>
          </table:table-cell>
          <table:table-cell office:value-type="currency" office:value="3133048" table:content-validation-name="val5" table:style-name="ce10">
            <text:p>£3,133,048.00</text:p>
          </table:table-cell>
          <table:table-cell office:value-type="currency" office:value="111706" table:content-validation-name="val5" table:style-name="ce10">
            <text:p>£111,706.00</text:p>
          </table:table-cell>
          <table:table-cell office:value-type="currency" office:value="4092" table:content-validation-name="val5" table:style-name="ce10">
            <text:p>£4,092.00</text:p>
          </table:table-cell>
          <table:table-cell office:value-type="currency" office:value="6591" table:content-validation-name="val5" table:style-name="ce10">
            <text:p>£6,591.00</text:p>
          </table:table-cell>
          <table:table-cell office:value-type="currency" office:value="882090" table:content-validation-name="val5" table:style-name="ce10">
            <text:p>£882,090.00</text:p>
          </table:table-cell>
          <table:table-cell office:value-type="currency" office:value="372623" table:content-validation-name="val5" table:style-name="ce10">
            <text:p>£372,623.00</text:p>
          </table:table-cell>
          <table:table-cell office:value-type="currency" office:value="4510150" table:style-name="ce11">
            <text:p>£4,510,150.00</text:p>
          </table:table-cell>
          <table:table-cell office:value-type="currency" office:value="3013" table:content-validation-name="val5" table:style-name="ce10">
            <text:p>£3,01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013" table:style-name="ce11">
            <text:p>£3,013.00</text:p>
          </table:table-cell>
          <table:table-cell office:value-type="currency" office:value="4513163" table:style-name="ce12">
            <text:p>£4,513,163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8.23" table:content-validation-name="val1" table:style-name="ce7">
            <text:p>8.23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8" table:content-validation-name="val2" table:style-name="ce6">
            <text:p>38</text:p>
          </table:table-cell>
          <table:table-cell office:value-type="float" office:value="35.159999999999997" table:content-validation-name="val1" table:style-name="ce7">
            <text:p>35.1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currency" office:value="216072.35" table:content-validation-name="val5" table:style-name="ce10">
            <text:p>£216,072.3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06.26" table:content-validation-name="val5" table:style-name="ce10">
            <text:p>£706.26</text:p>
          </table:table-cell>
          <table:table-cell office:value-type="currency" office:value="59954.95" table:content-validation-name="val5" table:style-name="ce10">
            <text:p>£59,954.95</text:p>
          </table:table-cell>
          <table:table-cell office:value-type="currency" office:value="23255.279999999999" table:content-validation-name="val5" table:style-name="ce10">
            <text:p>£23,255.28</text:p>
          </table:table-cell>
          <table:table-cell office:value-type="currency" office:value="299988.83999999997" table:style-name="ce11">
            <text:p>£299,988.8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99988.83999999997" table:style-name="ce11">
            <text:p>£299,988.8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5" table:content-validation-name="val2" table:style-name="ce6">
            <text:p>85</text:p>
          </table:table-cell>
          <table:table-cell office:value-type="float" office:value="79.319999999999993" table:content-validation-name="val1" table:style-name="ce7">
            <text:p>79.32</text:p>
          </table:table-cell>
          <table:table-cell office:value-type="float" office:value="123" table:content-validation-name="val2" table:style-name="ce6">
            <text:p>123</text:p>
          </table:table-cell>
          <table:table-cell office:value-type="float" office:value="120.82" table:content-validation-name="val1" table:style-name="ce7">
            <text:p>120.82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4.62" table:content-validation-name="val1" table:style-name="ce7">
            <text:p>104.62</text:p>
          </table:table-cell>
          <table:table-cell office:value-type="float" office:value="27" table:content-validation-name="val2" table:style-name="ce6">
            <text:p>27</text:p>
          </table:table-cell>
          <table:table-cell office:value-type="float" office:value="26.4" table:content-validation-name="val1" table:style-name="ce7">
            <text:p>26.4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1.1399999999999999" table:content-validation-name="val1" table:style-name="ce7">
            <text:p>1.14</text:p>
          </table:table-cell>
          <table:table-cell office:value-type="float" office:value="353" table:style-name="ce8">
            <text:p>353</text:p>
          </table:table-cell>
          <table:table-cell office:value-type="float" office:value="337.29999999999995" table:style-name="ce9">
            <text:p>337.3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4" table:content-validation-name="val4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57" table:style-name="ce8">
            <text:p>357</text:p>
          </table:table-cell>
          <table:table-cell office:value-type="float" office:value="341.29999999999995" table:style-name="ce9">
            <text:p>341.30</text:p>
          </table:table-cell>
          <table:table-cell office:value-type="currency" office:value="1101530.55" table:content-validation-name="val5" table:style-name="ce10">
            <text:p>£1,101,530.55</text:p>
          </table:table-cell>
          <table:table-cell office:value-type="currency" office:value="7339.62" table:content-validation-name="val5" table:style-name="ce10">
            <text:p>£7,339.62</text:p>
          </table:table-cell>
          <table:table-cell office:value-type="currency" office:value="2000" table:content-validation-name="val5" table:style-name="ce10">
            <text:p>£2,000.00</text:p>
          </table:table-cell>
          <table:table-cell office:value-type="currency" office:value="9422.880000000001" table:content-validation-name="val5" table:style-name="ce10">
            <text:p>£9,422.88</text:p>
          </table:table-cell>
          <table:table-cell office:value-type="currency" office:value="296478.35999999993" table:content-validation-name="val5" table:style-name="ce10">
            <text:p>£296,478.36</text:p>
          </table:table-cell>
          <table:table-cell office:value-type="currency" office:value="118323.19" table:content-validation-name="val5" table:style-name="ce10">
            <text:p>£118,323.19</text:p>
          </table:table-cell>
          <table:table-cell office:value-type="currency" office:value="1535094.5999999999" table:style-name="ce11">
            <text:p>£1,535,094.6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4876.39" table:content-validation-name="val5" table:style-name="ce10">
            <text:p>£74,876.39</text:p>
          </table:table-cell>
          <table:table-cell office:value-type="currency" office:value="74876.39" table:style-name="ce11">
            <text:p>£74,876.39</text:p>
          </table:table-cell>
          <table:table-cell office:value-type="currency" office:value="1609970.9899999998" table:style-name="ce12">
            <text:p>£1,609,970.9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5" table:content-validation-name="val1" table:style-name="ce7">
            <text:p>9.50</text:p>
          </table:table-cell>
          <table:table-cell office:value-type="float" office:value="77" table:content-validation-name="val2" table:style-name="ce6">
            <text:p>77</text:p>
          </table:table-cell>
          <table:table-cell office:value-type="float" office:value="75.09" table:content-validation-name="val1" table:style-name="ce7">
            <text:p>75.09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3" table:style-name="ce8">
            <text:p>103</text:p>
          </table:table-cell>
          <table:table-cell office:value-type="float" office:value="100.4" table:style-name="ce9">
            <text:p>100.4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3" table:style-name="ce8">
            <text:p>103</text:p>
          </table:table-cell>
          <table:table-cell office:value-type="float" office:value="100.4" table:style-name="ce9">
            <text:p>100.40</text:p>
          </table:table-cell>
          <table:table-cell office:value-type="currency" office:value="296722.90999999997" table:content-validation-name="val5" table:style-name="ce10">
            <text:p>£296,722.91</text:p>
          </table:table-cell>
          <table:table-cell office:value-type="currency" office:value="5022.3900000000003" table:content-validation-name="val5" table:style-name="ce10">
            <text:p>£5,022.39</text:p>
          </table:table-cell>
          <table:table-cell office:value-type="currency" office:value="86495.580000000104" table:content-validation-name="val5" table:style-name="ce10">
            <text:p>£86,495.5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2028.59" table:content-validation-name="val5" table:style-name="ce10">
            <text:p>£82,028.59</text:p>
          </table:table-cell>
          <table:table-cell office:value-type="currency" office:value="43502.080000000002" table:content-validation-name="val5" table:style-name="ce10">
            <text:p>£43,502.08</text:p>
          </table:table-cell>
          <table:table-cell office:value-type="currency" office:value="513771.5500000001" table:style-name="ce11">
            <text:p>£513,771.5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13771.5500000001" table:style-name="ce12">
            <text:p>£513,771.5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6-25T15:12:19Z</dc:date>
  </office:meta>
</office:document-meta>
</file>